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4b72df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4c7a83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74c1e15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675c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4a0ef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bold" officeooo:rsid="074675c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bold" officeooo:rsid="074a0ef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5">System </text:span></text:span><text:span text:style-name="Source_20_Text"><text:span text:style-name="T7">and its uses</text:span></text:span><text:span text:style-name="Source_20_Text"><text:span text:style-name="T5">:</text:span></text:span></text:p>
      <text:list xml:id="list7925253825104289006" text:style-name="L1">
        <text:list-item>
          <text:p text:style-name="P4"><text:span text:style-name="Source_20_Text"><text:span text:style-name="T1">A Library Management System is a software built to handle the </text:span></text:span><text:span text:style-name="Source_20_Text"><text:span text:style-name="T8">primary housekeeping functions</text:span></text:span><text:span text:style-name="Source_20_Text"><text:span text:style-name="T1"> of a library. Libraries rely on library management systems to manage </text:span></text:span><text:span text:style-name="Source_20_Text"><text:span text:style-name="T8">asset collections</text:span></text:span><text:span text:style-name="Source_20_Text"><text:span text:style-name="T1"> as well as </text:span></text:span><text:span text:style-name="Source_20_Text"><text:span text:style-name="T8">relationships with their members.</text:span></text:span><text:span text:style-name="Source_20_Text"><text:span text:style-name="T1"> Library management systems help libraries </text:span></text:span><text:span text:style-name="Source_20_Text"><text:span text:style-name="T8">keep track of the books</text:span></text:span><text:span text:style-name="Source_20_Text"><text:span text:style-name="T1"> and their </text:span></text:span><text:span text:style-name="Source_20_Text"><text:span text:style-name="T8">checkouts,</text:span></text:span><text:span text:style-name="Source_20_Text"><text:span text:style-name="T1"> as well as members’ </text:span></text:span><text:span text:style-name="Source_20_Text"><text:span text:style-name="T8">subscriptions</text:span></text:span><text:span text:style-name="Source_20_Text"><text:span text:style-name="T1"> and </text:span></text:span><text:span text:style-name="Source_20_Text"><text:span text:style-name="T8">profiles.</text:span></text:span></text:p>
        </text:list-item>
      </text:list>
      <text:p text:style-name="P2"><text:span text:style-name="Source_20_Text"><text:span text:style-name="T2"/></text:span></text:p>
      <text:p text:style-name="P2"><text:span text:style-name="Source_20_Text"><text:span text:style-name="T6">Requirements:</text:span></text:span></text:p>
      <text:list xml:id="list4977751889550177725" text:style-name="L2">
        <text:list-item>
          <text:p text:style-name="P5"><text:span text:style-name="Source_20_Text"><text:span text:style-name="T3">Any library member should be able to </text:span></text:span><text:span text:style-name="Source_20_Text"><text:span text:style-name="T9">search</text:span></text:span><text:span text:style-name="Source_20_Text"><text:span text:style-name="T3"> books by their title, author, subject category as well by the publication date.</text:span></text:span></text:p>
        </text:list-item>
        <text:list-item>
          <text:p text:style-name="P5"><text:span text:style-name="Source_20_Text"><text:span text:style-name="T3">Each book will have a </text:span></text:span><text:span text:style-name="Source_20_Text"><text:span text:style-name="T9">unique identification number</text:span></text:span><text:span text:style-name="Source_20_Text"><text:span text:style-name="T3"> and other details including a </text:span></text:span><text:span text:style-name="Source_20_Text"><text:span text:style-name="T9">rack number</text:span></text:span><text:span text:style-name="Source_20_Text"><text:span text:style-name="T3"> which will help to </text:span></text:span><text:span text:style-name="Source_20_Text"><text:span text:style-name="T9">physically locate</text:span></text:span><text:span text:style-name="Source_20_Text"><text:span text:style-name="T3"> the book.</text:span></text:span></text:p>
        </text:list-item>
        <text:list-item>
          <text:p text:style-name="P6"><text:span text:style-name="Source_20_Text"><text:span text:style-name="T3">There could be more than one copy of a book, and library members should be able to </text:span></text:span><text:span text:style-name="Source_20_Text"><text:span text:style-name="T9">check-out and reserve</text:span></text:span><text:span text:style-name="Source_20_Text"><text:span text:style-name="T3"> any copy. We will call each copy of a book, a book item.</text:span></text:span></text:p>
        </text:list-item>
        <text:list-item>
          <text:p text:style-name="P6"><text:span text:style-name="Source_20_Text"><text:span text:style-name="T3">The system should be able to </text:span></text:span><text:span text:style-name="Source_20_Text"><text:span text:style-name="T9">retrieve information</text:span></text:span><text:span text:style-name="Source_20_Text"><text:span text:style-name="T3"> like who took a particular book or what are the books checked-out by a specific library member.</text:span></text:span></text:p>
        </text:list-item>
        <text:list-item>
          <text:p text:style-name="P6"><text:span text:style-name="Source_20_Text"><text:span text:style-name="T3">There should be a </text:span></text:span><text:span text:style-name="Source_20_Text"><text:span text:style-name="T9">maximum limit (5) on how many books</text:span></text:span><text:span text:style-name="Source_20_Text"><text:span text:style-name="T3"> a member can check-out.</text:span></text:span></text:p>
        </text:list-item>
        <text:list-item>
          <text:p text:style-name="P6"><text:span text:style-name="Source_20_Text"><text:span text:style-name="T3">There should be a </text:span></text:span><text:span text:style-name="Source_20_Text"><text:span text:style-name="T9">maximum limit (10) on how many days</text:span></text:span><text:span text:style-name="Source_20_Text"><text:span text:style-name="T3"> a member can keep a book.</text:span></text:span></text:p>
        </text:list-item>
        <text:list-item>
          <text:p text:style-name="P6"><text:span text:style-name="Source_20_Text"><text:span text:style-name="T3">The system should be able to collect </text:span></text:span><text:span text:style-name="Source_20_Text"><text:span text:style-name="T9">fines</text:span></text:span><text:span text:style-name="Source_20_Text"><text:span text:style-name="T3"> for books returned after the due date.</text:span></text:span></text:p>
        </text:list-item>
        <text:list-item>
          <text:p text:style-name="P6"><text:span text:style-name="Source_20_Text"><text:span text:style-name="T3">Members should be able to reserve books that are not currently available.</text:span></text:span></text:p>
        </text:list-item>
        <text:list-item>
          <text:p text:style-name="P6"><text:span text:style-name="Source_20_Text"><text:span text:style-name="T3">The system should be able to send </text:span></text:span><text:span text:style-name="Source_20_Text"><text:span text:style-name="T9">notifications</text:span></text:span><text:span text:style-name="Source_20_Text"><text:span text:style-name="T3"> whenever the reserved books become available, as well as when the book is not returned within the due date.</text:span></text:span></text:p>
        </text:list-item>
        <text:list-item>
          <text:p text:style-name="P6"><text:span text:style-name="Source_20_Text"><text:span text:style-name="T3">Each book and member card will have a unique barcode. The system will be able to </text:span></text:span><text:span text:style-name="Source_20_Text"><text:span text:style-name="T9">read barcodes</text:span></text:span><text:span text:style-name="Source_20_Text"><text:span text:style-name="T3"> from books and members’ library cards.</text:span></text:span></text:p>
        </text:list-item>
      </text:list>
      <text:p text:style-name="P3"><text:span text:style-name="Source_20_Text"><text:span text:style-name="T4"/></text:span></text:p>
      <text:p text:style-name="P3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22T11:27:39.997736137</dc:date>
    <meta:editing-duration>P25DT1H6M51S</meta:editing-duration>
    <meta:editing-cycles>1736</meta:editing-cycles>
    <meta:document-statistic meta:table-count="0" meta:image-count="0" meta:object-count="0" meta:page-count="1" meta:paragraph-count="13" meta:word-count="282" meta:character-count="1581" meta:non-whitespace-character-count="1323"/>
  </office:meta>
</office:document-meta>
</file>